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d74" officeooo:paragraph-rsid="000edd74"/>
    </style:style>
    <style:style style:name="P2" style:family="paragraph" style:parent-style-name="Standard">
      <style:text-properties officeooo:rsid="000edd74" officeooo:paragraph-rsid="00108978"/>
    </style:style>
    <style:style style:name="P3" style:family="paragraph" style:parent-style-name="Standard">
      <style:text-properties officeooo:rsid="00145209" officeooo:paragraph-rsid="00145209"/>
    </style:style>
    <style:style style:name="P4" style:family="paragraph" style:parent-style-name="Standard">
      <style:text-properties officeooo:rsid="00145209" officeooo:paragraph-rsid="00174cdd"/>
    </style:style>
    <style:style style:name="P5" style:family="paragraph" style:parent-style-name="Standard">
      <style:text-properties officeooo:rsid="00174cdd" officeooo:paragraph-rsid="00174cdd"/>
    </style:style>
    <style:style style:name="P6" style:family="paragraph" style:parent-style-name="Standard">
      <style:text-properties officeooo:rsid="00174cdd" officeooo:paragraph-rsid="00179e12"/>
    </style:style>
    <style:style style:name="P7" style:family="paragraph" style:parent-style-name="Standard">
      <style:paragraph-properties fo:text-align="justify" style:justify-single-word="false"/>
      <style:text-properties officeooo:rsid="00179e12" officeooo:paragraph-rsid="00189d75"/>
    </style:style>
    <style:style style:name="P8" style:family="paragraph" style:parent-style-name="Standard">
      <style:paragraph-properties fo:text-align="center" style:justify-single-word="false"/>
      <style:text-properties fo:font-size="14pt" officeooo:rsid="00145209" officeooo:paragraph-rsid="00189d75" style:font-size-asian="14pt" style:font-size-complex="14pt"/>
    </style:style>
    <style:style style:name="T1" style:family="text">
      <style:text-properties officeooo:rsid="00174cdd"/>
    </style:style>
    <style:style style:name="T2" style:family="text">
      <style:text-properties officeooo:rsid="00179e12"/>
    </style:style>
    <style:style style:name="T3" style:family="text">
      <style:text-properties officeooo:rsid="00189d7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4c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Capturing</text:span><text:span text:style-name="T4"> loop parallelisability property</text:span></text:p>
      <text:p text:style-name="P8"><text:span text:style-name="T4"/></text:p>
      <text:p text:style-name="P7"><text:tab/>We live in the world, where application performance matters. <text:span text:style-name="T1">In order to fully utilise the whole potential of modern high-performance parallel architectures and archive the maximum possible performance software must be parallel. </text:span>At the present day p<text:span text:style-name="T1">rogram parallelisation is done in a </text:span>several <text:span text:style-name="T1">different ways: </text:span>manual, automatic and all the possible combinations and mixtures of the <text:span text:style-name="T3">two</text:span>. <text:span text:style-name="T3">In this talk I will speak about a step towards a new type of program parallelisation. Machine-learning directed one.</text:span></text:p>
      <text:p text:style-name="P5"/>
      <text:p text:style-name="P6"><text:span text:style-name="T2">A</text:span>s the largest <text:span text:style-name="T2">fraction </text:span>of <text:span text:style-name="T2">program execution time is spent in loops, l</text:span>oop analyses and optimizations are central to <text:span text:style-name="T2">program parallelisation. At the very essence the task of loop parallelisation is constrained by different sorts of dependencies and ambiguities present in loops. The problem of computing all parallelisation-constraining dependencies within loops is a significant and nontrivial problem. In modern state-of-the-art compilers the problem is being addressed with a set of analyses (dependence analysis, alias analysis, etc.). These analyses are constrained </text:span></text:p>
      <text:p text:style-name="P4"/>
      <text:p text:style-name="P4"><text:span text:style-name="T1">conservative</text:span></text:p>
      <text:p text:style-name="P4"><text:span text:style-name="T1"><text:s/></text:span></text:p>
      <text:p text:style-name="P4"/>
      <text:p text:style-name="P4"><text:span text:style-name="T1">In this PPar lunch talk <text:s text:c="2"/></text:span></text:p>
      <text:p text:style-name="P3"/>
      <text:p text:style-name="P5">But there is still a </text:p>
      <text:p text:style-name="P3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7:38:36.962587535</meta:creation-date>
    <dc:date>2019-01-15T15:04:27.040004621</dc:date>
    <meta:editing-duration>PT7M47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7" meta:word-count="171" meta:character-count="1174" meta:non-whitespace-character-count="1002"/>
  </office:meta>
</office:document-meta>
</file>